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d231" officeooo:paragraph-rsid="000ad231"/>
    </style:style>
    <style:style style:name="P2" style:family="paragraph" style:parent-style-name="Standard">
      <style:paragraph-properties fo:text-align="center" style:justify-single-word="false"/>
      <style:text-properties officeooo:rsid="000ad231" officeooo:paragraph-rsid="000ad231"/>
    </style:style>
    <style:style style:name="P3" style:family="paragraph" style:parent-style-name="Standard">
      <style:paragraph-properties fo:text-align="start" style:justify-single-word="false"/>
      <style:text-properties officeooo:rsid="000ad231" officeooo:paragraph-rsid="000ad231"/>
    </style:style>
    <style:style style:name="P4" style:family="paragraph" style:parent-style-name="Standard">
      <style:paragraph-properties fo:text-align="start" style:justify-single-word="false"/>
      <style:text-properties officeooo:rsid="000ad231" officeooo:paragraph-rsid="000ff9cf"/>
    </style:style>
    <style:style style:name="P5" style:family="paragraph" style:parent-style-name="Standard">
      <style:paragraph-properties fo:text-align="start" style:justify-single-word="false"/>
      <style:text-properties officeooo:rsid="000ad231" officeooo:paragraph-rsid="0010ef5b"/>
    </style:style>
    <style:style style:name="P6" style:family="paragraph" style:parent-style-name="Standard">
      <style:paragraph-properties fo:text-align="start" style:justify-single-word="false"/>
      <style:text-properties officeooo:rsid="000f4e9a" officeooo:paragraph-rsid="000f4e9a"/>
    </style:style>
    <style:style style:name="P7" style:family="paragraph" style:parent-style-name="Standard">
      <style:paragraph-properties fo:text-align="start" style:justify-single-word="false"/>
      <style:text-properties officeooo:rsid="0010ef5b" officeooo:paragraph-rsid="0010ef5b"/>
    </style:style>
    <style:style style:name="P8" style:family="paragraph" style:parent-style-name="Standard">
      <style:paragraph-properties fo:text-align="start" style:justify-single-word="false"/>
      <style:text-properties officeooo:rsid="00124ef2" officeooo:paragraph-rsid="00124ef2"/>
    </style:style>
    <style:style style:name="P9" style:family="paragraph" style:parent-style-name="Standard">
      <style:paragraph-properties fo:text-align="start" style:justify-single-word="false" fo:padding="0.0291in" fo:border-left="none" fo:border-right="none" fo:border-top="none" fo:border-bottom="0.06pt solid #000000" style:join-border="false"/>
      <style:text-properties officeooo:rsid="000ad231" officeooo:paragraph-rsid="000ad231"/>
    </style:style>
    <style:style style:name="P10" style:family="paragraph" style:parent-style-name="Standard">
      <style:paragraph-properties fo:text-align="start" style:justify-single-word="false"/>
      <style:text-properties officeooo:rsid="000ff9cf" officeooo:paragraph-rsid="0010ef5b"/>
    </style:style>
    <style:style style:name="P11" style:family="paragraph" style:parent-style-name="Standard">
      <style:paragraph-properties fo:text-align="start" style:justify-single-word="false"/>
      <style:text-properties officeooo:rsid="000f4e9a" officeooo:paragraph-rsid="000f4e9a"/>
    </style:style>
    <style:style style:name="P12" style:family="paragraph" style:parent-style-name="Standard">
      <style:paragraph-properties fo:text-align="start" style:justify-single-word="false"/>
      <style:text-properties officeooo:rsid="0012c70b" officeooo:paragraph-rsid="0012c70b"/>
    </style:style>
    <style:style style:name="P13" style:family="paragraph" style:parent-style-name="Standard">
      <style:paragraph-properties fo:text-align="start" style:justify-single-word="false"/>
      <style:text-properties officeooo:rsid="0012c70b" officeooo:paragraph-rsid="001358c3"/>
    </style:style>
    <style:style style:name="P14" style:family="paragraph" style:parent-style-name="Standard">
      <style:paragraph-properties fo:text-align="center" style:justify-single-word="false"/>
      <style:text-properties officeooo:rsid="001358c3" officeooo:paragraph-rsid="001358c3"/>
    </style:style>
    <style:style style:name="T1" style:family="text">
      <style:text-properties officeooo:rsid="00124ef2"/>
    </style:style>
    <style:style style:name="T2" style:family="text">
      <style:text-properties officeooo:rsid="001358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2 March 2015</text:p>
      <text:p text:style-name="P1"/>
      <text:p text:style-name="P14">Independent Orientation &amp; Intercultural Conflict</text:p>
      <text:p text:style-name="P2"/>
      <text:p text:style-name="P13">Oregon State University is made up of multiple dance clubs. There is the Ballroom Dance club, the Country Western club, Swing &amp; Blues club, Salsa club and West Coast Swing club. Even though each of these clubs are related to dance, they all have their own individual cultures. Ballroom Dances are very passionate about learning technique and enjoy dancing for the social aspects. Swing &amp; Blues dancers are known to be more intimate and <text:span text:style-name="T2">deep thinkers. The West Coast Swing club dancers are all about competing and having fun. A few years back I was Vice President of the West Coast Swing club. This story is specifically about the president of the club at the time, who I will refer to as Alice.</text:span></text:p>
      <text:p text:style-name="P13"/>
      <text:p text:style-name="P13"><text:span text:style-name="T2">During my appointment of Vice President, the club was spearheading an interdependent club event called Dancing Under the Stars. All the clubs were involved, with The West Coast Swing club and The Ballroom Dance club leading the event as we were fronting the money to host it. The event was called Dancing Under the Stars, and was set to be <text:s/>One-by-one each of the clubs dropped out of support for the event, until it was just the West Coast Swing and Ballroom club. The event was high-reaching. The plan was to rent a large portable dance floor to cover the concrete in front of the MU. </text:span></text:p>
      <text:p text:style-name="P5"/>
      <text:p text:style-name="P10">We got rained out.</text:p>
      <text:p text:style-name="P4"/>
      <text:p text:style-name="P7">No one was surprised: This is Oregon. So we moved the event inside. </text:p>
      <text:p text:style-name="P7"/>
      <text:p text:style-name="P7">Alice was focused on her personal goals of successfully running an event at the cost of inter-club relations. None of the other clubs were interested in working with us after that event, and even the Ballroom club was shaky about us. This is an example of Interdependent orientation, <text:span text:style-name="T1">a very American view that you should be working towards your own goals, not the goals that benefit your community. (</text:span>that we are all pursuing goals for our own benefit<text:span text:style-name="T1">)</text:span></text:p>
      <text:p text:style-name="P7"/>
      <text:p text:style-name="P8">It also is an example of Intercultural conflict. Alice saw the West Coast Swing club as the most important club, even though Ballroom has been around the longest and is the trunk from which many of the other clubs grew.</text:p>
      <text:p text:style-name="P8"/>
      <text:p text:style-name="P8"/>
      <text:p text:style-name="P9"/>
      <text:p text:style-name="P3"/>
      <text:p text:style-name="P6">Intercultural Conflict: The real or perceived incompatibility of values, norms, expectations, goals, processes, or outcomes between two or more interdependent individuals or groups from different cultures.</text:p>
      <text:p text:style-name="P6"/>
      <text:p text:style-name="P6">Independent Orientation: A cultural orientation that views the self as an autonomous agent pursuing personal goals based on his or her individual belief.</text:p>
      <text:p text:style-name="P6"/>
      <text:p text:style-name="P12">DUTS – Multi-club event with large rented wood floor outside (in Oregon!) </text:p>
      <text:p text:style-name="P12"/>
      <text:p text:style-name="P12">Alice – Personal goals. Wanted to organize large important event to pad her resume.</text:p>
      <text:p text:style-name="P12"><text:soft-page-break/></text:p>
      <text:p text:style-name="P12">Intercultural: Multiple dance clubs on campus with their own sty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8:33:15.881549760</meta:creation-date>
    <dc:date>2015-03-03T11:36:12.008601098</dc:date>
    <meta:editing-duration>PT2H32M50S</meta:editing-duration>
    <meta:editing-cycles>5</meta:editing-cycles>
    <meta:generator>LibreOffice/4.2.7.2$Linux_X86_64 LibreOffice_project/420m0$Build-2</meta:generator>
    <meta:document-statistic meta:table-count="0" meta:image-count="0" meta:object-count="0" meta:page-count="2" meta:paragraph-count="16" meta:word-count="463" meta:character-count="2750" meta:non-whitespace-character-count="2296"/>
  </office:meta>
</office:document-meta>
</file>